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9.839cm"/>
    </style:style>
    <style:style style:name="co5" style:family="table-column">
      <style:table-column-properties fo:break-before="auto" style:column-width="8.313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4.99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5.2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a3a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Nº de línea</text:p>
          </table:table-cell>
          <table:table-cell table:style-name="ce1" office:value-type="string">
            <text:p>Código Farnell</text:p>
          </table:table-cell>
          <table:table-cell table:style-name="ce1" office:value-type="string">
            <text:p>Cantidad</text:p>
          </table:table-cell>
          <table:table-cell table:style-name="ce1" office:value-type="string">
            <text:p>Descripción producto</text:p>
          </table:table-cell>
          <table:table-cell table:style-name="ce1" office:value-type="string">
            <text:p>Nombre y ref. fabricante</text:p>
          </table:table-cell>
          <table:table-cell table:style-name="ce1" office:value-type="string">
            <text:p>RoHS</text:p>
          </table:table-cell>
          <table:table-cell table:style-name="ce1" office:value-type="string">
            <text:p>Precio unitario</text:p>
          </table:table-cell>
          <table:table-cell table:style-name="ce1" office:value-type="string">
            <text:p>Disponibilidad</text:p>
          </table:table-cell>
          <table:table-cell table:style-name="ce1" office:value-type="string">
            <text:p>Precio por línea</text:p>
          </table:table-cell>
          <table:table-cell table:style-name="ce1" office:value-type="string">
            <text:p>Línea de nota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2766">
            <text:p>1792766</text:p>
          </table:table-cell>
          <table:table-cell office:value-type="float" office:value="3">
            <text:p>3</text:p>
          </table:table-cell>
          <table:table-cell office:value-type="string">
            <text:p>MACHO, PCB, TORNILLO, 5,08 MM, 2 VÍAS</text:p>
          </table:table-cell>
          <table:table-cell office:value-type="string">
            <text:p>PHOENIX CONTACT - MKDSN2,5/2-5.08</text:p>
          </table:table-cell>
          <table:table-cell office:value-type="string">
            <text:p>YES </text:p>
          </table:table-cell>
          <table:table-cell office:value-type="string">
            <text:p>0.63</text:p>
          </table:table-cell>
          <table:table-cell office:value-type="string">
            <text:p>En stock</text:p>
          </table:table-cell>
          <table:table-cell office:value-type="string">
            <text:p>1.8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8475">
            <text:p>1618475</text:p>
          </table:table-cell>
          <table:table-cell office:value-type="float" office:value="3">
            <text:p>3</text:p>
          </table:table-cell>
          <table:table-cell office:value-type="string">
            <text:p>RELÉ, ESTADO SÓLIDO</text:p>
          </table:table-cell>
          <table:table-cell office:value-type="string">
            <text:p>SHARP - S202S02F</text:p>
          </table:table-cell>
          <table:table-cell office:value-type="string">
            <text:p>YES </text:p>
          </table:table-cell>
          <table:table-cell office:value-type="string">
            <text:p>5.4</text:p>
          </table:table-cell>
          <table:table-cell office:value-type="string">
            <text:p>En stock</text:p>
          </table:table-cell>
          <table:table-cell office:value-type="string">
            <text:p>16.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11415">
            <text:p>1611415</text:p>
          </table:table-cell>
          <table:table-cell office:value-type="float" office:value="10">
            <text:p>10</text:p>
          </table:table-cell>
          <table:table-cell office:value-type="string">
            <text:p>DISIPADOR DE CALOR, TO-220</text:p>
          </table:table-cell>
          <table:table-cell office:value-type="string">
            <text:p>AAVID THERMALLOY - 507302B00000G</text:p>
          </table:table-cell>
          <table:table-cell office:value-type="string">
            <text:p>YES </text:p>
          </table:table-cell>
          <table:table-cell office:value-type="string">
            <text:p>0.28</text:p>
          </table:table-cell>
          <table:table-cell office:value-type="string">
            <text:p>En stock</text:p>
          </table:table-cell>
          <table:table-cell office:value-type="string">
            <text:p>2.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82627">
            <text:p>3882627</text:p>
          </table:table-cell>
          <table:table-cell office:value-type="float" office:value="3">
            <text:p>3</text:p>
          </table:table-cell>
          <table:table-cell office:value-type="string">
            <text:p>BLOQUE TERMINAL, 3 VÍAS</text:p>
          </table:table-cell>
          <table:table-cell office:value-type="string">
            <text:p>CAMDENBOSS - CTB3051/3BK</text:p>
          </table:table-cell>
          <table:table-cell office:value-type="string">
            <text:p>YES </text:p>
          </table:table-cell>
          <table:table-cell office:value-type="string">
            <text:p>0.61</text:p>
          </table:table-cell>
          <table:table-cell office:value-type="string">
            <text:p>En stock</text:p>
          </table:table-cell>
          <table:table-cell office:value-type="string">
            <text:p>1.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82615">
            <text:p>3882615</text:p>
          </table:table-cell>
          <table:table-cell office:value-type="float" office:value="12">
            <text:p>12</text:p>
          </table:table-cell>
          <table:table-cell office:value-type="string">
            <text:p>BLOQUE TERMINAL, 2 VÍAS</text:p>
          </table:table-cell>
          <table:table-cell office:value-type="string">
            <text:p>CAMDENBOSS - CTB3051/2BK</text:p>
          </table:table-cell>
          <table:table-cell office:value-type="string">
            <text:p>YES </text:p>
          </table:table-cell>
          <table:table-cell office:value-type="string">
            <text:p>0.4</text:p>
          </table:table-cell>
          <table:table-cell office:value-type="string">
            <text:p>En stock</text:p>
          </table:table-cell>
          <table:table-cell office:value-type="string">
            <text:p>4.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51089">
            <text:p>1651089</text:p>
          </table:table-cell>
          <table:table-cell office:value-type="float" office:value="20">
            <text:p>20</text:p>
          </table:table-cell>
          <table:table-cell office:value-type="string">
            <text:p>DIODO, POWER RECTIFIER, 35V, 1A, DO-41</text:p>
          </table:table-cell>
          <table:table-cell office:value-type="string">
            <text:p>SPC TECHNOLOGY - 1N4001</text:p>
          </table:table-cell>
          <table:table-cell office:value-type="string">
            <text:p>YES </text:p>
          </table:table-cell>
          <table:table-cell office:value-type="float" office:value="94">
            <text:p>94</text:p>
          </table:table-cell>
          <table:table-cell office:value-type="string">
            <text:p>En stock</text:p>
          </table:table-cell>
          <table:table-cell office:value-type="string">
            <text:p>1.8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66095">
            <text:p>9666095</text:p>
          </table:table-cell>
          <table:table-cell office:value-type="float" office:value="10">
            <text:p>10</text:p>
          </table:table-cell>
          <table:table-cell office:value-type="string">
            <text:p>IC, REG. DE TENSIÓN +5,0 V, 7805, TO-220-3</text:p>
          </table:table-cell>
          <table:table-cell office:value-type="string">
            <text:p>ON SEMICONDUCTOR - MC7805CTG.</text:p>
          </table:table-cell>
          <table:table-cell office:value-type="string">
            <text:p>YES </text:p>
          </table:table-cell>
          <table:table-cell office:value-type="string">
            <text:p>0.24</text:p>
          </table:table-cell>
          <table:table-cell office:value-type="string">
            <text:p>En stock</text:p>
          </table:table-cell>
          <table:table-cell office:value-type="string">
            <text:p>2.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11371">
            <text:p>1611371</text:p>
          </table:table-cell>
          <table:table-cell office:value-type="float" office:value="25">
            <text:p>25</text:p>
          </table:table-cell>
          <table:table-cell office:value-type="string">
            <text:p>TRANSISTOR, NPN, 40V, TO-92</text:p>
          </table:table-cell>
          <table:table-cell office:value-type="string">
            <text:p>ON SEMICONDUCTOR - P2N2222AG</text:p>
          </table:table-cell>
          <table:table-cell office:value-type="string">
            <text:p>YES </text:p>
          </table:table-cell>
          <table:table-cell office:value-type="float" office:value="122">
            <text:p>122</text:p>
          </table:table-cell>
          <table:table-cell office:value-type="string">
            <text:p>En stock</text:p>
          </table:table-cell>
          <table:table-cell office:value-type="string">
            <text:p>3.0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00251">
            <text:p>1700251</text:p>
          </table:table-cell>
          <table:table-cell office:value-type="float" office:value="50">
            <text:p>50</text:p>
          </table:table-cell>
          <table:table-cell office:value-type="string">
            <text:p>RESISTENCIA, PELÍCULA DE CARBÓN, 10K, 0.125W, 5%</text:p>
          </table:table-cell>
          <table:table-cell office:value-type="string">
            <text:p>MULTICOMP - MCRE000049</text:p>
          </table:table-cell>
          <table:table-cell office:value-type="string">
            <text:p>YES </text:p>
          </table:table-cell>
          <table:table-cell office:value-type="float" office:value="13">
            <text:p>13</text:p>
          </table:table-cell>
          <table:table-cell office:value-type="string">
            <text:p>En stock</text:p>
          </table:table-cell>
          <table:table-cell office:value-type="string">
            <text:p>0.6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00230">
            <text:p>1700230</text:p>
          </table:table-cell>
          <table:table-cell office:value-type="float" office:value="50">
            <text:p>50</text:p>
          </table:table-cell>
          <table:table-cell office:value-type="string">
            <text:p>RESISTENCIA, PELÍCULA DE CARBÓN, 125MW, 330R</text:p>
          </table:table-cell>
          <table:table-cell office:value-type="string">
            <text:p>MULTICOMP - MCRE000031</text:p>
          </table:table-cell>
          <table:table-cell office:value-type="string">
            <text:p>YES </text:p>
          </table:table-cell>
          <table:table-cell office:value-type="float" office:value="13">
            <text:p>13</text:p>
          </table:table-cell>
          <table:table-cell office:value-type="string">
            <text:p>En stock</text:p>
          </table:table-cell>
          <table:table-cell office:value-type="string">
            <text:p>0.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00223">
            <text:p>1700223</text:p>
          </table:table-cell>
          <table:table-cell office:value-type="float" office:value="50">
            <text:p>50</text:p>
          </table:table-cell>
          <table:table-cell office:value-type="string">
            <text:p>RESISTENCIA, PELÍCULA DE CARBÓN, 125MW, 100R</text:p>
          </table:table-cell>
          <table:table-cell office:value-type="string">
            <text:p>MULTICOMP - MCRE000025</text:p>
          </table:table-cell>
          <table:table-cell office:value-type="string">
            <text:p>YES </text:p>
          </table:table-cell>
          <table:table-cell office:value-type="float" office:value="13">
            <text:p>13</text:p>
          </table:table-cell>
          <table:table-cell office:value-type="string">
            <text:p>En stock</text:p>
          </table:table-cell>
          <table:table-cell office:value-type="string">
            <text:p>0.6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00226">
            <text:p>1700226</text:p>
          </table:table-cell>
          <table:table-cell office:value-type="float" office:value="50">
            <text:p>50</text:p>
          </table:table-cell>
          <table:table-cell office:value-type="string">
            <text:p>RESISTENCIA, PELÍCULA DE CARBÓN, 125MW, 150R</text:p>
          </table:table-cell>
          <table:table-cell office:value-type="string">
            <text:p>MULTICOMP - MCRE000027</text:p>
          </table:table-cell>
          <table:table-cell office:value-type="string">
            <text:p>YES </text:p>
          </table:table-cell>
          <table:table-cell office:value-type="float" office:value="13">
            <text:p>13</text:p>
          </table:table-cell>
          <table:table-cell office:value-type="string">
            <text:p>En stock</text:p>
          </table:table-cell>
          <table:table-cell office:value-type="string">
            <text:p>0.6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00206">
            <text:p>1700206</text:p>
          </table:table-cell>
          <table:table-cell office:value-type="float" office:value="50">
            <text:p>50</text:p>
          </table:table-cell>
          <table:table-cell office:value-type="string">
            <text:p>RESISTENCIA, PELÍCULA DE CARBÓN, 125MW, 4R7</text:p>
          </table:table-cell>
          <table:table-cell office:value-type="string">
            <text:p>MULTICOMP - MCRE000009</text:p>
          </table:table-cell>
          <table:table-cell office:value-type="string">
            <text:p>YES </text:p>
          </table:table-cell>
          <table:table-cell office:value-type="float" office:value="13">
            <text:p>13</text:p>
          </table:table-cell>
          <table:table-cell office:value-type="string">
            <text:p>En stock</text:p>
          </table:table-cell>
          <table:table-cell office:value-type="string">
            <text:p>0.6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00205">
            <text:p>1700205</text:p>
          </table:table-cell>
          <table:table-cell office:value-type="float" office:value="50">
            <text:p>50</text:p>
          </table:table-cell>
          <table:table-cell office:value-type="string">
            <text:p>RESISTENCIA, PELÍCULA DE CARBÓN, 125MW, 3R9</text:p>
          </table:table-cell>
          <table:table-cell office:value-type="string">
            <text:p>MULTICOMP - MCRE000008</text:p>
          </table:table-cell>
          <table:table-cell office:value-type="string">
            <text:p>YES </text:p>
          </table:table-cell>
          <table:table-cell office:value-type="float" office:value="13">
            <text:p>13</text:p>
          </table:table-cell>
          <table:table-cell office:value-type="string">
            <text:p>En stock</text:p>
          </table:table-cell>
          <table:table-cell office:value-type="string">
            <text:p>0.6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00207">
            <text:p>1700207</text:p>
          </table:table-cell>
          <table:table-cell office:value-type="float" office:value="50">
            <text:p>50</text:p>
          </table:table-cell>
          <table:table-cell office:value-type="string">
            <text:p>RESISTENCIA, PELÍCULA DE CARBÓN, 125MW, 5R6</text:p>
          </table:table-cell>
          <table:table-cell office:value-type="string">
            <text:p>MULTICOMP - MCRE000010</text:p>
          </table:table-cell>
          <table:table-cell office:value-type="string">
            <text:p>YES </text:p>
          </table:table-cell>
          <table:table-cell office:value-type="float" office:value="13">
            <text:p>13</text:p>
          </table:table-cell>
          <table:table-cell office:value-type="string">
            <text:p>En stock</text:p>
          </table:table-cell>
          <table:table-cell office:value-type="string">
            <text:p>0.6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9972">
            <text:p>519972</text:p>
          </table:table-cell>
          <table:table-cell office:value-type="float" office:value="100">
            <text:p>100</text:p>
          </table:table-cell>
          <table:table-cell office:value-type="string">
            <text:p>TRANSISTOR PAD</text:p>
          </table:table-cell>
          <table:table-cell office:value-type="string">
            <text:p>MULTICOMP - MPX05GFNB</text:p>
          </table:table-cell>
          <table:table-cell office:value-type="string">
            <text:p>YES </text:p>
          </table:table-cell>
          <table:table-cell office:value-type="string">
            <text:p>0.03</text:p>
          </table:table-cell>
          <table:table-cell office:value-type="string">
            <text:p>En stock</text:p>
          </table:table-cell>
          <table:table-cell office:value-type="string">
            <text:p>3.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51072">
            <text:p>9451072</text:p>
          </table:table-cell>
          <table:table-cell office:value-type="float" office:value="50">
            <text:p>50</text:p>
          </table:table-cell>
          <table:table-cell office:value-type="string">
            <text:p>CONDENSADOR, 47 UF, 16V</text:p>
          </table:table-cell>
          <table:table-cell office:value-type="string">
            <text:p>MULTICOMP - MCGPR16V476M5X11</text:p>
          </table:table-cell>
          <table:table-cell office:value-type="string">
            <text:p>YES </text:p>
          </table:table-cell>
          <table:table-cell office:value-type="float" office:value="55">
            <text:p>55</text:p>
          </table:table-cell>
          <table:table-cell office:value-type="string">
            <text:p>En stock</text:p>
          </table:table-cell>
          <table:table-cell office:value-type="string">
            <text:p>2.7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46743">
            <text:p>9846743</text:p>
          </table:table-cell>
          <table:table-cell office:value-type="float" office:value="50">
            <text:p>50</text:p>
          </table:table-cell>
          <table:table-cell office:value-type="string">
            <text:p>TRANSISTOR, NPN, 40V, 200MA, TO-92</text:p>
          </table:table-cell>
          <table:table-cell office:value-type="string">
            <text:p>FAIRCHILD SEMICONDUCTOR - 2N3904</text:p>
          </table:table-cell>
          <table:table-cell office:value-type="string">
            <text:p>YES </text:p>
          </table:table-cell>
          <table:table-cell office:value-type="float" office:value="52">
            <text:p>52</text:p>
          </table:table-cell>
          <table:table-cell office:value-type="string">
            <text:p>En stock</text:p>
          </table:table-cell>
          <table:table-cell office:value-type="string">
            <text:p>2.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85363">
            <text:p>1185363</text:p>
          </table:table-cell>
          <table:table-cell office:value-type="float" office:value="10">
            <text:p>10</text:p>
          </table:table-cell>
          <table:table-cell office:value-type="string">
            <text:p>SUJETA FUSIBLES, PCB, TR5</text:p>
          </table:table-cell>
          <table:table-cell office:value-type="string">
            <text:p>LITTELFUSE - 56000001009</text:p>
          </table:table-cell>
          <table:table-cell office:value-type="string">
            <text:p>YES </text:p>
          </table:table-cell>
          <table:table-cell office:value-type="string">
            <text:p>0.52</text:p>
          </table:table-cell>
          <table:table-cell office:value-type="string">
            <text:p>En stock</text:p>
          </table:table-cell>
          <table:table-cell office:value-type="string">
            <text:p>5.2</text:p>
          </table:table-cell>
          <table:table-cell office:value-type="string">
            <text:p>Variante Porta Fusible 170316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99858">
            <text:p>1099858</text:p>
          </table:table-cell>
          <table:table-cell office:value-type="float" office:value="50">
            <text:p>50</text:p>
          </table:table-cell>
          <table:table-cell office:value-type="string">
            <text:p>RESISTENCIA, 0,5W 1% 47R</text:p>
          </table:table-cell>
          <table:table-cell office:value-type="string">
            <text:p>WELWYN - MFR4 47R 1%</text:p>
          </table:table-cell>
          <table:table-cell office:value-type="string">
            <text:p>YES </text:p>
          </table:table-cell>
          <table:table-cell office:value-type="float" office:value="43">
            <text:p>43</text:p>
          </table:table-cell>
          <table:table-cell office:value-type="string">
            <text:p>En stock</text:p>
          </table:table-cell>
          <table:table-cell office:value-type="string">
            <text:p>2.1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90167">
            <text:p>1890167</text:p>
          </table:table-cell>
          <table:table-cell office:value-type="float" office:value="10">
            <text:p>10</text:p>
          </table:table-cell>
          <table:table-cell office:value-type="string">
            <text:p>CONDENSADOR, 10%, 0,1UF, 400V</text:p>
          </table:table-cell>
          <table:table-cell office:value-type="string">
            <text:p>WIMA - MKS4G031002E00KSSD</text:p>
          </table:table-cell>
          <table:table-cell office:value-type="string">
            <text:p>YES </text:p>
          </table:table-cell>
          <table:table-cell office:value-type="float" office:value="173">
            <text:p>173</text:p>
          </table:table-cell>
          <table:table-cell office:value-type="string">
            <text:p>En stock</text:p>
          </table:table-cell>
          <table:table-cell office:value-type="string">
            <text:p>1.7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31406">
            <text:p>531406</text:p>
          </table:table-cell>
          <table:table-cell office:value-type="float" office:value="1">
            <text:p>1</text:p>
          </table:table-cell>
          <table:table-cell office:value-type="string">
            <text:p>CAJA, SMOKED LID, 130 x 130 x 75 mm</text:p>
          </table:table-cell>
          <table:table-cell office:value-type="string">
            <text:p>SPELSBERG - 111-005</text:p>
          </table:table-cell>
          <table:table-cell office:value-type="string">
            <text:p>YES </text:p>
          </table:table-cell>
          <table:table-cell office:value-type="string">
            <text:p>14.5</text:p>
          </table:table-cell>
          <table:table-cell office:value-type="string">
            <text:p>En stock</text:p>
          </table:table-cell>
          <table:table-cell office:value-type="string">
            <text:p>14.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96446">
            <text:p>1596446</text:p>
          </table:table-cell>
          <table:table-cell office:value-type="float" office:value="10">
            <text:p>10</text:p>
          </table:table-cell>
          <table:table-cell office:value-type="string">
            <text:p>FUSIBLE, CONTRA TRANSITORIOS, TR5, 6,3A</text:p>
          </table:table-cell>
          <table:table-cell office:value-type="string">
            <text:p>LITTELFUSE - 37216300001</text:p>
          </table:table-cell>
          <table:table-cell office:value-type="string">
            <text:p>YES </text:p>
          </table:table-cell>
          <table:table-cell office:value-type="string">
            <text:p>0.71</text:p>
          </table:table-cell>
          <table:table-cell office:value-type="string">
            <text:p>En stock</text:p>
          </table:table-cell>
          <table:table-cell office:value-type="string">
            <text:p>7.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69310">
            <text:p>1469310</text:p>
          </table:table-cell>
          <table:table-cell office:value-type="float" office:value="10">
            <text:p>10</text:p>
          </table:table-cell>
          <table:table-cell office:value-type="string">
            <text:p>CAP, CERÁMICA, 0,1UF, 50V, X7R</text:p>
          </table:table-cell>
          <table:table-cell office:value-type="string">
            <text:p>VISHAY BC COMPONENTS - K104K15X7RF53L2</text:p>
          </table:table-cell>
          <table:table-cell office:value-type="string">
            <text:p>Y-EX </text:p>
          </table:table-cell>
          <table:table-cell office:value-type="float" office:value="137">
            <text:p>137</text:p>
          </table:table-cell>
          <table:table-cell office:value-type="string">
            <text:p>En stock</text:p>
          </table:table-cell>
          <table:table-cell office:value-type="string">
            <text:p>1.3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78952">
            <text:p>1178952</text:p>
          </table:table-cell>
          <table:table-cell office:value-type="float" office:value="8">
            <text:p>8</text:p>
          </table:table-cell>
          <table:table-cell office:value-type="string">
            <text:p>GLÁNDULA DE CABLE, STR, M16 x 1,5</text:p>
          </table:table-cell>
          <table:table-cell office:value-type="string">
            <text:p>LAPP KABEL - 53111110</text:p>
          </table:table-cell>
          <table:table-cell office:value-type="string">
            <text:p>YES </text:p>
          </table:table-cell>
          <table:table-cell office:value-type="string">
            <text:p>0.73</text:p>
          </table:table-cell>
          <table:table-cell office:value-type="string">
            <text:p>En stock</text:p>
          </table:table-cell>
          <table:table-cell office:value-type="string">
            <text:p>5.8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78951">
            <text:p>1178951</text:p>
          </table:table-cell>
          <table:table-cell office:value-type="float" office:value="8">
            <text:p>8</text:p>
          </table:table-cell>
          <table:table-cell office:value-type="string">
            <text:p>GLÁNDULA DE CABLE, PA, 5 MM, M12, GRIS</text:p>
          </table:table-cell>
          <table:table-cell office:value-type="string">
            <text:p>LAPP KABEL - 53111100</text:p>
          </table:table-cell>
          <table:table-cell office:value-type="string">
            <text:p>YES </text:p>
          </table:table-cell>
          <table:table-cell office:value-type="string">
            <text:p>0.72</text:p>
          </table:table-cell>
          <table:table-cell office:value-type="string">
            <text:p>En stock</text:p>
          </table:table-cell>
          <table:table-cell office:value-type="string">
            <text:p>5.7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2637">
            <text:p>282637</text:p>
          </table:table-cell>
          <table:table-cell office:value-type="float" office:value="1">
            <text:p>1</text:p>
          </table:table-cell>
          <table:table-cell office:value-type="string">
            <text:p>PISTOLA PARA DESOLDAR, ANTIESTÁTICA</text:p>
          </table:table-cell>
          <table:table-cell office:value-type="string">
            <text:p>MILLER (ABECO) - 574</text:p>
          </table:table-cell>
          <table:table-cell office:value-type="string">
            <text:p>NA </text:p>
          </table:table-cell>
          <table:table-cell office:value-type="string">
            <text:p>12.89</text:p>
          </table:table-cell>
          <table:table-cell office:value-type="string">
            <text:p>En stock</text:p>
          </table:table-cell>
          <table:table-cell office:value-type="string">
            <text:p>12.8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Subtotal:</text:p>
          </table:table-cell>
          <table:table-cell office:value-type="string">
            <text:p>104.29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escuento código promoción:</text:p>
          </table:table-cell>
          <table:table-cell office:value-type="string">
            <text:p>0.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ortes:</text:p>
          </table:table-cell>
          <table:table-cell office:value-type="string">
            <text:p>A confirm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Total productos:</text:p>
          </table:table-cell>
          <table:table-cell office:value-type="string">
            <text:p>104.29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IVA:</text:p>
          </table:table-cell>
          <table:table-cell office:value-type="string">
            <text:p>21.9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Total:</text:p>
          </table:table-cell>
          <table:table-cell office:value-type="string">
            <text:p>126.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5-14T13:16:45</dc:date>
    <dc:creator>surcadiz </dc:creator>
    <meta:editing-duration>P0D</meta:editing-duration>
    <meta:editing-cycles>1</meta:editing-cycles>
    <meta:document-statistic meta:table-count="1" meta:cell-count="266" meta:object-count="0"/>
  </office:meta>
</office:document-meta>
</file>